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Unifont" svg:font-family="Unifont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444in" style:rel-column-width="1648*"/>
    </style:style>
    <style:style style:name="Table1.B" style:family="table-column">
      <style:table-column-properties style:column-width="1.3118in" style:rel-column-width="1890*"/>
    </style:style>
    <style:style style:name="Table1.C" style:family="table-column">
      <style:table-column-properties style:column-width="2.5007in" style:rel-column-width="3602*"/>
    </style:style>
    <style:style style:name="Table1.D" style:family="table-column">
      <style:table-column-properties style:column-width="1.9681in" style:rel-column-width="2835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D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style:writing-mode="page"/>
    </style:style>
    <style:style style:name="P1" style:family="paragraph" style:parent-style-name="Preformatted_20_Text">
      <style:text-properties style:font-name="Liberation Serif" fo:font-size="12pt" fo:font-style="italic" officeooo:rsid="001cf340" officeooo:paragraph-rsid="00239449" style:font-size-asian="12pt" style:font-style-asian="italic" style:font-size-complex="12pt" style:font-style-complex="italic"/>
    </style:style>
    <style:style style:name="P2" style:family="paragraph" style:parent-style-name="Standard">
      <style:text-properties style:font-name="Liberation Serif" fo:font-size="12pt" style:font-size-asian="12pt" style:font-size-complex="12pt"/>
    </style:style>
    <style:style style:name="P3" style:family="paragraph" style:parent-style-name="Standard">
      <style:text-properties style:font-name="Liberation Serif" fo:font-size="12pt" officeooo:paragraph-rsid="0019e69e" style:font-size-asian="12pt" style:font-size-complex="12pt"/>
    </style:style>
    <style:style style:name="P4" style:family="paragraph" style:parent-style-name="Standard">
      <style:text-properties style:font-name="Liberation Serif" fo:font-size="12pt" officeooo:rsid="001cf340" officeooo:paragraph-rsid="002a469d" style:font-size-asian="12pt" style:font-size-complex="12pt"/>
    </style:style>
    <style:style style:name="P5" style:family="paragraph" style:parent-style-name="Standard">
      <style:text-properties style:font-name="Liberation Serif" fo:font-size="12pt" officeooo:rsid="001b264b" officeooo:paragraph-rsid="001b264b" style:font-size-asian="12pt" style:font-size-complex="12pt"/>
    </style:style>
    <style:style style:name="P6" style:family="paragraph" style:parent-style-name="Standard" style:list-style-name="L1">
      <style:text-properties style:font-name="Liberation Serif" fo:font-size="12pt" officeooo:rsid="001b264b" officeooo:paragraph-rsid="002105c1" style:font-size-asian="12pt" style:font-size-complex="12pt"/>
    </style:style>
    <style:style style:name="P7" style:family="paragraph" style:parent-style-name="Standard" style:list-style-name="L1">
      <style:text-properties style:font-name="Liberation Serif" fo:font-size="12pt" officeooo:rsid="001b264b" officeooo:paragraph-rsid="00220ee5" style:font-size-asian="12pt" style:font-size-complex="12pt"/>
    </style:style>
    <style:style style:name="P8" style:family="paragraph" style:parent-style-name="Standard">
      <style:text-properties style:font-name="Liberation Serif" fo:font-size="12pt" officeooo:rsid="001b264b" officeooo:paragraph-rsid="00220ee5" style:font-size-asian="12pt" style:font-size-complex="12pt"/>
    </style:style>
    <style:style style:name="P9" style:family="paragraph" style:parent-style-name="Standard">
      <style:text-properties style:font-name="Liberation Serif" fo:font-size="12pt" officeooo:rsid="002105c1" officeooo:paragraph-rsid="002105c1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220ee5" officeooo:paragraph-rsid="00220ee5" style:font-size-asian="12pt" style:font-size-complex="12pt"/>
    </style:style>
    <style:style style:name="P11" style:family="paragraph" style:parent-style-name="Standard" style:list-style-name="L2">
      <style:text-properties style:font-name="Liberation Serif" fo:font-size="12pt" officeooo:rsid="00220ee5" officeooo:paragraph-rsid="00220ee5" style:font-size-asian="12pt" style:font-size-complex="12pt"/>
    </style:style>
    <style:style style:name="P12" style:family="paragraph" style:parent-style-name="Standard">
      <style:text-properties style:font-name="Liberation Serif" fo:font-size="12pt" officeooo:paragraph-rsid="00220ee5" style:font-size-asian="12pt" style:font-size-complex="12pt"/>
    </style:style>
    <style:style style:name="P13" style:family="paragraph" style:parent-style-name="Standard" style:list-style-name="L2">
      <style:text-properties style:font-name="Liberation Serif" fo:font-size="12pt" officeooo:rsid="0029284c" officeooo:paragraph-rsid="0029284c" style:font-size-asian="12pt" style:font-size-complex="12pt"/>
    </style:style>
    <style:style style:name="P14" style:family="paragraph" style:parent-style-name="Standard">
      <style:text-properties style:font-name="Liberation Serif" fo:font-size="12pt" fo:font-weight="bold" officeooo:rsid="001cf340" officeooo:paragraph-rsid="001cf340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Liberation Serif" fo:font-size="12pt" fo:font-style="italic" officeooo:rsid="001cf340" officeooo:paragraph-rsid="001cf340" style:font-size-asian="12pt" style:font-style-asian="italic" style:font-size-complex="12pt" style:font-style-complex="italic"/>
    </style:style>
    <style:style style:name="P16" style:family="paragraph" style:parent-style-name="Standard">
      <style:text-properties style:font-name="Liberation Serif" fo:font-size="12pt" fo:font-style="italic" officeooo:rsid="001b264b" officeooo:paragraph-rsid="001b264b" style:font-size-asian="12pt" style:font-style-asian="italic" style:font-size-complex="12pt" style:font-style-complex="italic"/>
    </style:style>
    <style:style style:name="P17" style:family="paragraph" style:parent-style-name="Table_20_Contents">
      <style:text-properties style:font-name="Liberation Serif" fo:font-size="12pt" officeooo:rsid="001cf340" officeooo:paragraph-rsid="001cf340" style:font-size-asian="12pt" style:font-size-complex="12pt"/>
    </style:style>
    <style:style style:name="P18" style:family="paragraph" style:parent-style-name="Table_20_Contents">
      <style:text-properties style:font-name="Liberation Serif" fo:font-size="12pt" style:font-size-asian="12pt" style:font-size-complex="12pt"/>
    </style:style>
    <style:style style:name="P19" style:family="paragraph" style:parent-style-name="Table_20_Contents">
      <style:text-properties style:font-name="Liberation Serif" fo:font-size="12pt" officeooo:rsid="00258a6b" officeooo:paragraph-rsid="00258a6b" style:font-size-asian="12pt" style:font-size-complex="12pt"/>
    </style:style>
    <style:style style:name="P20" style:family="paragraph" style:parent-style-name="Table_20_Contents">
      <style:text-properties style:font-name="Liberation Serif" fo:font-size="12pt" officeooo:rsid="0025d0e4" officeooo:paragraph-rsid="0025d0e4" style:font-size-asian="12pt" style:font-size-complex="12pt"/>
    </style:style>
    <style:style style:name="P21" style:family="paragraph" style:parent-style-name="Table_20_Contents">
      <style:text-properties style:font-name="Liberation Serif" fo:font-size="12pt" officeooo:rsid="002629a6" officeooo:paragraph-rsid="002629a6" style:font-size-asian="12pt" style:font-size-complex="12pt"/>
    </style:style>
    <style:style style:name="P22" style:family="paragraph" style:parent-style-name="Table_20_Contents">
      <style:text-properties style:font-name="Liberation Serif" fo:font-size="12pt" officeooo:rsid="0027fa7b" officeooo:paragraph-rsid="0027fa7b" style:font-size-asian="12pt" style:font-size-complex="12pt"/>
    </style:style>
    <style:style style:name="T1" style:family="text">
      <style:text-properties officeooo:rsid="0019e69e"/>
    </style:style>
    <style:style style:name="T2" style:family="text">
      <style:text-properties officeooo:rsid="001b264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a469d" style:font-weight-asian="bold" style:font-weight-complex="bold"/>
    </style:style>
    <style:style style:name="T5" style:family="text">
      <style:text-properties officeooo:rsid="001ff89a"/>
    </style:style>
    <style:style style:name="T6" style:family="text">
      <style:text-properties officeooo:rsid="002084bc"/>
    </style:style>
    <style:style style:name="T7" style:family="text">
      <style:text-properties officeooo:rsid="00220ee5"/>
    </style:style>
    <style:style style:name="T8" style:family="text">
      <style:text-properties officeooo:rsid="00239449"/>
    </style:style>
    <style:style style:name="T9" style:family="text">
      <style:text-properties officeooo:rsid="0025d0e4"/>
    </style:style>
    <style:style style:name="T10" style:family="text">
      <style:text-properties officeooo:rsid="002629a6"/>
    </style:style>
    <style:style style:name="T11" style:family="text">
      <style:text-properties officeooo:rsid="0027fa7b"/>
    </style:style>
    <style:style style:name="T12" style:family="text">
      <style:text-properties officeooo:rsid="0029284c"/>
    </style:style>
    <style:style style:name="T13" style:family="text">
      <style:text-properties officeooo:rsid="0029fd39"/>
    </style:style>
    <style:style style:name="T14" style:family="text">
      <style:text-properties officeooo:rsid="002a469d"/>
    </style:style>
    <style:style style:name="T15" style:family="text">
      <style:text-properties fo:font-style="normal" fo:font-weight="normal" officeooo:rsid="002a469d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<text:span text:style-name="T1">IP Range: </text:span>27.67.83.0/24</text:p>
      <text:p text:style-name="P2"/>
      <text:p text:style-name="P14">Breadth/Discovery:</text:p>
      <text:p text:style-name="P16"><text:span text:style-name="T7"># </text:span>fping -g 27.67.83.0/24</text:p>
      <text:p text:style-name="P5"/>
      <text:p text:style-name="P9">New IPs: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list xml:id="list4010782848" text:style-name="L1">
              <text:list-item>
                <text:p text:style-name="P6">27.67.83.<text:span text:style-name="T6">7</text:span></text:p>
              </text:list-item>
            </text:list>
          </table:table-cell>
          <table:table-cell table:style-name="Table2.A1" office:value-type="string">
            <text:list xml:id="list165629587643451" text:continue-numbering="true" text:style-name="L1">
              <text:list-item>
                <text:p text:style-name="P6">27.67.83.<text:span text:style-name="T6">10</text:span></text:p>
              </text:list-item>
            </text:list>
          </table:table-cell>
          <table:table-cell table:style-name="Table2.A1" office:value-type="string">
            <text:list xml:id="list165630180290082" text:continue-numbering="true" text:style-name="L1">
              <text:list-item>
                <text:p text:style-name="P6">27.67.83.<text:span text:style-name="T6">20</text:span></text:p>
              </text:list-item>
            </text:list>
          </table:table-cell>
        </table:table-row>
        <table:table-row>
          <table:table-cell table:style-name="Table2.A1" office:value-type="string">
            <text:list xml:id="list165630790302365" text:continue-numbering="true" text:style-name="L1">
              <text:list-item>
                <text:p text:style-name="P6">27.67.83.<text:span text:style-name="T6">21</text:span></text:p>
              </text:list-item>
            </text:list>
          </table:table-cell>
          <table:table-cell table:style-name="Table2.A1" office:value-type="string">
            <text:list xml:id="list165630570605381" text:continue-numbering="true" text:style-name="L1">
              <text:list-item>
                <text:p text:style-name="P6">27.67.83.<text:span text:style-name="T6">54</text:span></text:p>
              </text:list-item>
            </text:list>
          </table:table-cell>
          <table:table-cell table:style-name="Table2.A1" office:value-type="string">
            <text:list xml:id="list165629342387159" text:continue-numbering="true" text:style-name="L1">
              <text:list-item>
                <text:p text:style-name="P6">27.67.83.<text:span text:style-name="T6">83</text:span></text:p>
              </text:list-item>
            </text:list>
          </table:table-cell>
        </table:table-row>
        <table:table-row>
          <table:table-cell table:style-name="Table2.A1" office:value-type="string">
            <text:list xml:id="list165631262028218" text:continue-numbering="true" text:style-name="L1">
              <text:list-item>
                <text:p text:style-name="P6">27.67.83.<text:span text:style-name="T6">90</text:span></text:p>
              </text:list-item>
            </text:list>
          </table:table-cell>
          <table:table-cell table:style-name="Table2.A1" office:value-type="string">
            <text:list xml:id="list165630325193464" text:continue-numbering="true" text:style-name="L1">
              <text:list-item>
                <text:p text:style-name="P6">27.67.83.<text:span text:style-name="T6">92</text:span></text:p>
              </text:list-item>
            </text:list>
          </table:table-cell>
          <table:table-cell table:style-name="Table2.A1" office:value-type="string">
            <text:list xml:id="list165630252776311" text:continue-numbering="true" text:style-name="L1">
              <text:list-item>
                <text:p text:style-name="P6">27.67.83.<text:span text:style-name="T6">101</text:span></text:p>
              </text:list-item>
            </text:list>
          </table:table-cell>
        </table:table-row>
        <table:table-row>
          <table:table-cell table:style-name="Table2.A1" office:value-type="string">
            <text:list xml:id="list165630775265138" text:continue-numbering="true" text:style-name="L1">
              <text:list-item>
                <text:p text:style-name="P6">27.67.83.<text:span text:style-name="T6">127</text:span></text:p>
              </text:list-item>
            </text:list>
          </table:table-cell>
          <table:table-cell table:style-name="Table2.A1" office:value-type="string">
            <text:list xml:id="list165629987415425" text:continue-numbering="true" text:style-name="L1">
              <text:list-item>
                <text:p text:style-name="P6">27.67.83.<text:span text:style-name="T6">204</text:span></text:p>
              </text:list-item>
            </text:list>
          </table:table-cell>
          <table:table-cell table:style-name="Table2.A1" office:value-type="string">
            <text:list xml:id="list165631040828831" text:continue-numbering="true" text:style-name="L1">
              <text:list-item>
                <text:p text:style-name="P6">27.67.83.<text:span text:style-name="T6">254</text:span></text:p>
              </text:list-item>
            </text:list>
          </table:table-cell>
        </table:table-row>
      </table:table>
      <text:p text:style-name="P5"/>
      <text:p text:style-name="P15"><text:span text:style-name="T7"># </text:span>nmap -Pn -sS -p22,25,80,110,143,443,445 <text:span text:style-name="T2">27.67.83.0/24</text:span></text:p>
      <text:p text:style-name="P5"/>
      <text:p text:style-name="P9">New IPs:</text:p>
      <text:list xml:id="list165630294316167" text:continue-numbering="true" text:style-name="L1">
        <text:list-item>
          <text:p text:style-name="P7">27.67.83.<text:span text:style-name="T7">195</text:span></text:p>
        </text:list-item>
      </text:list>
      <text:p text:style-name="P8"/>
      <text:p text:style-name="P15"><text:span text:style-name="T7"># </text:span>nmap -Pn -sU -p53 <text:span text:style-name="T2">27.67.83.0/24</text:span></text:p>
      <text:p text:style-name="P5"/>
      <text:p text:style-name="P10">New IPs:</text:p>
      <text:list xml:id="list444191020" text:style-name="L2">
        <text:list-item>
          <text:p text:style-name="P11">No new devices</text:p>
        </text:list-item>
        <text:list-item>
          <text:p text:style-name="P11">27.67.83.254 reports filtered instead of open|filtered on port 53</text:p>
          <text:list>
            <text:list-item>
              <text:p text:style-name="P11"><text:a xlink:type="simple" xlink:href="https://nmap.org/book/scan-methods-udp-scan.html" text:style-name="Internet_20_link" text:visited-style-name="Visited_20_Internet_20_Link">https://nmap.org/book/scan-methods-udp-scan.html</text:a></text:p>
            </text:list-item>
            <text:list-item>
              <text:p text:style-name="P13">Gave a ICMP unreachable back</text:p>
            </text:list-item>
          </text:list>
        </text:list-item>
      </text:list>
      <text:p text:style-name="P5"/>
      <text:p text:style-name="P5"/>
      <text:p text:style-name="P4"><text:span text:style-name="T3">Depth/Fingerprinting: <text:s/></text:span><text:span text:style-name="T15">(Note: I am using found IPs above not the CIDR below. Just easier to write.)</text:span></text:p>
      <text:p text:style-name="P15"><text:span text:style-name="T13"># </text:span>nmap -Pn -sS <text:span text:style-name="T2">27.67.83.0/24 </text:span>(check all <text:span text:style-name="T8">TCP </text:span>ports for known hosts)</text:p>
      <text:p text:style-name="P15"/>
      <text:p text:style-name="P1"><text:span text:style-name="T13"># n</text:span>map -sV <text:span text:style-name="T2">27.67.83.0/24 </text:span><text:span text:style-name="T8">(Version scanning)</text:span><text:span text:style-name="T2"> </text:span></text:p>
      <text:p text:style-name="P1"><text:span text:style-name="T13"># </text:span>nmap -sV --script=banner <text:span text:style-name="T2">27.67.83.0/24 </text:span><text:span text:style-name="T8">(Prints banner info)</text:span><text:span text:style-name="T2"> </text:span></text:p>
      <text:p text:style-name="P15"/>
      <text:p text:style-name="P15"><text:span text:style-name="T13"># </text:span>nmap -Pn -O <text:span text:style-name="T2">27.67.83.0/24 </text:span>(use nmap OS scanning on known hosts)</text:p>
      <text:p text:style-name="P5"><text:s/></text:p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7">IP <text:span text:style-name="T5">A</text:span>ddr<text:span text:style-name="T5">ess</text:span></text:p>
          </table:table-cell>
          <table:table-cell table:style-name="Table1.A1" office:value-type="string">
            <text:p text:style-name="P17">Open Ports</text:p>
          </table:table-cell>
          <table:table-cell table:style-name="Table1.A1" office:value-type="string">
            <text:p text:style-name="P17">Services &amp; Version</text:p>
          </table:table-cell>
          <table:table-cell table:style-name="Table1.D1" office:value-type="string">
            <text:p text:style-name="P17">Estimated OS <text:span text:style-name="T11">(nmap claim and I agree with)</text:span></text:p>
          </table:table-cell>
        </table:table-row>
        <table:table-row>
          <table:table-cell table:style-name="Table1.A2" office:value-type="string">
            <text:p text:style-name="P12">27.67.83.<text:span text:style-name="T7">7</text:span></text:p>
          </table:table-cell>
          <table:table-cell table:style-name="Table1.A2" office:value-type="string">
            <text:p text:style-name="P19">80</text:p>
          </table:table-cell>
          <table:table-cell table:style-name="Table1.A2" office:value-type="string">
            <text:p text:style-name="P19">Apache https 2.4.7</text:p>
          </table:table-cell>
          <table:table-cell table:style-name="Table1.D2" office:value-type="string">
            <text:p text:style-name="P19">Linux Kernel 3.X – 4.X</text:p>
          </table:table-cell>
        </table:table-row>
        <table:table-row>
          <table:table-cell table:style-name="Table1.A2" office:value-type="string">
            <text:p text:style-name="P12">27.67.83.<text:span text:style-name="T7">10</text:span></text:p>
          </table:table-cell>
          <table:table-cell table:style-name="Table1.A2" office:value-type="string">
            <text:p text:style-name="P22">All filtered on TCP</text:p>
          </table:table-cell>
          <table:table-cell table:style-name="Table1.A2" office:value-type="string">
            <text:p text:style-name="P18"/>
          </table:table-cell>
          <table:table-cell table:style-name="Table1.D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2">27.67.83.<text:span text:style-name="T7">20</text:span></text:p>
          </table:table-cell>
          <table:table-cell table:style-name="Table1.A2" office:value-type="string">
            <text:p text:style-name="P19">7, 13, 19, 21, 22, 23, 37</text:p>
          </table:table-cell>
          <table:table-cell table:style-name="Table1.A2" office:value-type="string">
            <text:p text:style-name="P19">7: nothing given, </text:p>
            <text:p text:style-name="P19">13: prints utc time,</text:p>
            <text:p text:style-name="P19">19: prints visible ascii,</text:p>
            <text:p text:style-name="P19">21: ftp Freebsd v6.00LS,</text:p>
            <text:p text:style-name="P19">22: OpenSSH 4.5p1,</text:p>
            <text:p text:style-name="P19">23: BSD telnetd,</text:p>
            <text:p text:style-name="P19">37: 32 bit time</text:p>
          </table:table-cell>
          <table:table-cell table:style-name="Table1.D2" office:value-type="string">
            <text:p text:style-name="P19">FreeBSD 6.2 – 6.4</text:p>
          </table:table-cell>
        </table:table-row>
        <text:soft-page-break/>
        <table:table-row>
          <table:table-cell table:style-name="Table1.A2" office:value-type="string">
            <text:p text:style-name="P12">27.67.83.<text:span text:style-name="T7">21</text:span></text:p>
          </table:table-cell>
          <table:table-cell table:style-name="Table1.A2" office:value-type="string">
            <text:p text:style-name="P19">21, 22, 23, 79, 111, 139, 445, 2049</text:p>
          </table:table-cell>
          <table:table-cell table:style-name="Table1.A2" office:value-type="string">
            <text:p text:style-name="P19">21: unknown ftp?</text:p>
            <text:p text:style-name="P19">22: OpenSSH 5.1p1</text:p>
            <text:p text:style-name="P19">23: unknown telnet?</text:p>
            <text:p text:style-name="P19">79: FreeBSD Fingerd</text:p>
            <text:p text:style-name="P19">111: rpcbind 2,3, &amp; 4 – shows port 832 for mountd</text:p>
            <text:p text:style-name="P19">139: Samba 3.X to 4.X</text:p>
            <text:p text:style-name="P19">445: Samba 3.X to 4.X</text:p>
            <text:p text:style-name="P19">2049: nfs</text:p>
          </table:table-cell>
          <table:table-cell table:style-name="Table1.D2" office:value-type="string">
            <text:p text:style-name="P19">FreeBSD 7.0-RELEASE-p1 to FreeBSD 10.0 </text:p>
          </table:table-cell>
        </table:table-row>
        <table:table-row>
          <table:table-cell table:style-name="Table1.A2" office:value-type="string">
            <text:p text:style-name="P12">27.67.83.<text:span text:style-name="T7">54</text:span></text:p>
          </table:table-cell>
          <table:table-cell table:style-name="Table1.A2" office:value-type="string">
            <text:p text:style-name="P19">22, 111, 6000, 32768</text:p>
          </table:table-cell>
          <table:table-cell table:style-name="Table1.A2" office:value-type="string">
            <text:p text:style-name="P19">22: OpenSSH 3.4p1 (proto 1)</text:p>
            <text:p text:style-name="P19">111: rpcbind 2</text:p>
            <text:p text:style-name="P19">6000: X11 (vnc?)</text:p>
            <text:p text:style-name="P19">32768: status <text:span text:style-name="T9">and filenet-tms</text:span> <text:span text:style-name="T9">is reported by nmap</text:span> <text:span text:style-name="T9">(No banner so unsure)</text:span></text:p>
          </table:table-cell>
          <table:table-cell table:style-name="Table1.D2" office:value-type="string">
            <text:p text:style-name="P20">Nmap says linux 2.4.X but I not sure I agree / <text:span text:style-name="T10">know why</text:span></text:p>
          </table:table-cell>
        </table:table-row>
        <table:table-row>
          <table:table-cell table:style-name="Table1.A2" office:value-type="string">
            <text:p text:style-name="P12">27.67.83.<text:span text:style-name="T7">83</text:span></text:p>
          </table:table-cell>
          <table:table-cell table:style-name="Table1.A2" office:value-type="string">
            <text:p text:style-name="P20">21, 70, 80, 135, 139, 1027</text:p>
          </table:table-cell>
          <table:table-cell table:style-name="Table1.A2" office:value-type="string">
            <text:p text:style-name="P20">21: MS ftpd 3.0</text:p>
            <text:p text:style-name="P20">70: Windows gopherd</text:p>
            <text:p text:style-name="P20">80: MS ISS httpd 3.0</text:p>
            <text:p text:style-name="P20">135: MS RPC</text:p>
            <text:p text:style-name="P20">139: netbios-ssn</text:p>
            <text:p text:style-name="P20">1027: MS windows RPC</text:p>
          </table:table-cell>
          <table:table-cell table:style-name="Table1.D2" office:value-type="string">
            <text:p text:style-name="P20">Windows NT, 4.0</text:p>
          </table:table-cell>
        </table:table-row>
        <table:table-row>
          <table:table-cell table:style-name="Table1.A2" office:value-type="string">
            <text:p text:style-name="P12">27.67.83.<text:span text:style-name="T7">90</text:span></text:p>
          </table:table-cell>
          <table:table-cell table:style-name="Table1.A2" office:value-type="string">
            <text:p text:style-name="P22">All filtered on TCP</text:p>
          </table:table-cell>
          <table:table-cell table:style-name="Table1.A2" office:value-type="string">
            <text:p text:style-name="P18"/>
          </table:table-cell>
          <table:table-cell table:style-name="Table1.D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2">27.67.83.<text:span text:style-name="T7">92</text:span></text:p>
          </table:table-cell>
          <table:table-cell table:style-name="Table1.A2" office:value-type="string">
            <text:p text:style-name="P19">22, 111, 6000, 32768</text:p>
          </table:table-cell>
          <table:table-cell table:style-name="Table1.A2" office:value-type="string">
            <text:p text:style-name="P19">22: OpenSSH 3.<text:span text:style-name="T10">5</text:span>p1 (proto 1)</text:p>
            <text:p text:style-name="P19">111: rpcbind 2</text:p>
            <text:p text:style-name="P19">6000: X11 (vnc?)</text:p>
            <text:p text:style-name="P19">32768: status <text:span text:style-name="T9">and filenet-tms</text:span> <text:span text:style-name="T9">is reported by nmap</text:span> <text:span text:style-name="T9">(No banner so unsure)</text:span></text:p>
          </table:table-cell>
          <table:table-cell table:style-name="Table1.D2" office:value-type="string">
            <text:p text:style-name="P20">Nmap says linux 2.4.X but I not sure I agree / <text:span text:style-name="T10">know why</text:span></text:p>
          </table:table-cell>
        </table:table-row>
        <table:table-row>
          <table:table-cell table:style-name="Table1.A2" office:value-type="string">
            <text:p text:style-name="P12">27.67.83.<text:span text:style-name="T7">101</text:span></text:p>
          </table:table-cell>
          <table:table-cell table:style-name="Table1.A2" office:value-type="string">
            <text:p text:style-name="P21">22, 111</text:p>
          </table:table-cell>
          <table:table-cell table:style-name="Table1.A2" office:value-type="string">
            <text:p text:style-name="P21">22: OpenSSH 4.3</text:p>
            <text:p text:style-name="P21">111: rpcbind 2</text:p>
          </table:table-cell>
          <table:table-cell table:style-name="Table1.D2" office:value-type="string">
            <text:p text:style-name="P20">Nmap says linux 2.<text:span text:style-name="T10">6</text:span>.X but I not sure I agree / <text:span text:style-name="T10">know why</text:span></text:p>
          </table:table-cell>
        </table:table-row>
        <table:table-row>
          <table:table-cell table:style-name="Table1.A2" office:value-type="string">
            <text:p text:style-name="P12">27.67.83.<text:span text:style-name="T7">127</text:span></text:p>
          </table:table-cell>
          <table:table-cell table:style-name="Table1.A2" office:value-type="string">
            <text:p text:style-name="P22">All filtered on TCP</text:p>
          </table:table-cell>
          <table:table-cell table:style-name="Table1.A2" office:value-type="string">
            <text:p text:style-name="P18"/>
          </table:table-cell>
          <table:table-cell table:style-name="Table1.D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2">27.67.83.<text:span text:style-name="T7">195</text:span></text:p>
          </table:table-cell>
          <table:table-cell table:style-name="Table1.A2" office:value-type="string">
            <text:p text:style-name="P21">80, 135, 445, 3389, 49154</text:p>
          </table:table-cell>
          <table:table-cell table:style-name="Table1.A2" office:value-type="string">
            <text:p text:style-name="P21">80: MS ISS httpd 7.5</text:p>
            <text:p text:style-name="P21">135: MS windows rpc</text:p>
            <text:p text:style-name="P21">445: MS DS 2008 – 2012</text:p>
            <text:p text:style-name="P21">3389: Service scans say tcpwrapped, other scans say ms-wbt (rdp)</text:p>
            <text:p text:style-name="P21">49154: unknown or RPC again </text:p>
          </table:table-cell>
          <table:table-cell table:style-name="Table1.D2" office:value-type="string">
            <text:p text:style-name="P21">Says windows server 2008, or Vista or Windows 7</text:p>
            <text:p text:style-name="P21">I think server 2008 by the services and versions/labels</text:p>
          </table:table-cell>
        </table:table-row>
        <table:table-row>
          <table:table-cell table:style-name="Table1.A2" office:value-type="string">
            <text:p text:style-name="P12">27.67.83.<text:span text:style-name="T7">204</text:span></text:p>
          </table:table-cell>
          <table:table-cell table:style-name="Table1.A2" office:value-type="string">
            <text:p text:style-name="P21">135, 139, 3389</text:p>
          </table:table-cell>
          <table:table-cell table:style-name="Table1.A2" office:value-type="string">
            <text:p text:style-name="P21">135: MS rpc</text:p>
            <text:p text:style-name="P21">139: MS netbios-ssn</text:p>
            <text:p text:style-name="P21">3389: ms-wbt (rdp)</text:p>
          </table:table-cell>
          <table:table-cell table:style-name="Table1.D2" office:value-type="string">
            <text:p text:style-name="P21">Windows XP or server 2003</text:p>
          </table:table-cell>
        </table:table-row>
        <table:table-row>
          <table:table-cell table:style-name="Table1.A2" office:value-type="string">
            <text:p text:style-name="P12">27.67.83.<text:span text:style-name="T7">254</text:span></text:p>
          </table:table-cell>
          <table:table-cell table:style-name="Table1.A2" office:value-type="string">
            <text:p text:style-name="P22">All filtered on both TCP &amp; UDP</text:p>
          </table:table-cell>
          <table:table-cell table:style-name="Table1.A2" office:value-type="string">
            <text:p text:style-name="P18"/>
          </table:table-cell>
          <table:table-cell table:style-name="Table1.D2" office:value-type="string">
            <text:p text:style-name="P18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Unifont" svg:font-family="Unifont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7T14:50:30.360940261</meta:creation-date>
    <dc:date>2023-02-17T16:56:03.546350934</dc:date>
    <meta:editing-duration>PT2H5M24S</meta:editing-duration>
    <meta:editing-cycles>17</meta:editing-cycles>
    <meta:generator>LibreOffice/7.4.5.1$Linux_X86_64 LibreOffice_project/40$Build-1</meta:generator>
    <meta:document-statistic meta:table-count="2" meta:image-count="0" meta:object-count="0" meta:page-count="2" meta:paragraph-count="111" meta:word-count="466" meta:character-count="2618" meta:non-whitespace-character-count="2269"/>
  </office:meta>
</office:document-meta>
</file>